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2E000000326CB949FDB5B3D86D.png" manifest:media-type="image/png"/>
  <manifest:file-entry manifest:full-path="Pictures/10000201000000C7000000C882FAF95FC13D10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2048b6"/>
    </style:style>
    <style:style style:name="P2" style:family="paragraph" style:parent-style-name="Standard">
      <style:text-properties officeooo:paragraph-rsid="002371f9"/>
    </style:style>
    <style:style style:name="P3" style:family="paragraph" style:parent-style-name="Standard">
      <style:text-properties fo:color="#000000" officeooo:paragraph-rsid="002371f9"/>
    </style:style>
    <style:style style:name="P4" style:family="paragraph" style:parent-style-name="Standard">
      <style:text-properties fo:color="#000000" style:font-name="Liberation Serif" fo:font-size="12pt" officeooo:rsid="002048b6" officeooo:paragraph-rsid="002048b6" style:font-size-asian="12pt" style:font-size-complex="12pt"/>
    </style:style>
    <style:style style:name="P5" style:family="paragraph" style:parent-style-name="Standard">
      <style:text-properties fo:color="#000000" style:font-name="Liberation Serif" fo:font-size="12pt" officeooo:rsid="001cda6a" officeooo:paragraph-rsid="001e935b" style:font-size-asian="12pt" style:font-size-complex="12pt"/>
    </style:style>
    <style:style style:name="P6" style:family="paragraph" style:parent-style-name="Standard">
      <style:text-properties fo:color="#000000" officeooo:rsid="001cda6a" officeooo:paragraph-rsid="001cda6a"/>
    </style:style>
    <style:style style:name="P7" style:family="paragraph" style:parent-style-name="Standard">
      <style:text-properties fo:color="#000000" officeooo:rsid="001c30d4" officeooo:paragraph-rsid="0022d57d"/>
    </style:style>
    <style:style style:name="P8" style:family="paragraph" style:parent-style-name="Standard">
      <style:text-properties fo:color="#000000" officeooo:rsid="001c30d4" officeooo:paragraph-rsid="001c30d4"/>
    </style:style>
    <style:style style:name="P9" style:family="paragraph" style:parent-style-name="Standard">
      <style:text-properties fo:color="#000000" officeooo:paragraph-rsid="001e935b"/>
    </style:style>
    <style:style style:name="P10" style:family="paragraph" style:parent-style-name="Standard">
      <style:text-properties fo:color="#000000" officeooo:rsid="001e935b" officeooo:paragraph-rsid="001e935b"/>
    </style:style>
    <style:style style:name="P11" style:family="paragraph" style:parent-style-name="Standard">
      <style:text-properties fo:color="#000000" officeooo:rsid="001fb645" officeooo:paragraph-rsid="001fb645"/>
    </style:style>
    <style:style style:name="T1" style:family="text">
      <style:text-properties officeooo:rsid="001cda6a"/>
    </style:style>
    <style:style style:name="T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371f9"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48b6" style:text-blinking="false" fo:background-color="transparent" loext:char-shading-value="0" style:font-size-asian="12pt" style:font-size-complex="12pt"/>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2371f9"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2048b6"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214249" style:font-size-asian="12pt" style:font-size-complex="12pt"/>
    </style:style>
    <style:style style:name="T9"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2371f9" style:text-blinking="false" fo:background-color="transparent" loext:char-shading-value="0" style:font-size-asian="12pt" style:font-size-complex="12pt"/>
    </style:style>
    <style:style style:name="T10" style:family="text">
      <style:text-properties fo:font-variant="normal" fo:text-transform="none" style:font-name="Liberation Serif" fo:font-size="12pt" fo:letter-spacing="normal" fo:font-style="normal" fo:font-weight="normal" style:font-size-asian="12pt" style:font-size-complex="12pt"/>
    </style:style>
    <style:style style:name="T11" style:family="text">
      <style:text-properties fo:font-variant="normal" fo:text-transform="none" style:font-name="Liberation Serif" fo:font-size="12pt" fo:letter-spacing="normal" fo:font-style="normal" fo:font-weight="normal" officeooo:rsid="001e935b" style:font-size-asian="12pt" style:font-size-complex="12pt"/>
    </style:style>
    <style:style style:name="T12" style:family="text">
      <style:text-properties fo:font-variant="normal" fo:text-transform="none" style:font-name="Liberation Serif" fo:font-size="12pt" fo:letter-spacing="normal" fo:font-style="normal" fo:font-weight="normal" officeooo:rsid="002048b6" style:font-size-asian="12pt" style:font-size-complex="12pt"/>
    </style:style>
    <style:style style:name="T13" style:family="text">
      <style:text-properties fo:font-variant="normal" fo:text-transform="none" style:font-name="Liberation Serif" fo:font-size="12pt" fo:letter-spacing="normal" fo:font-style="normal" fo:font-weight="normal" officeooo:rsid="00214249" style:font-size-asian="12pt" style:font-size-complex="12pt"/>
    </style:style>
    <style:style style:name="T14" style:family="text">
      <style:text-properties fo:font-variant="normal" fo:text-transform="none" style:font-name="Liberation Serif" fo:font-size="12pt" fo:letter-spacing="normal" fo:font-style="normal" fo:font-weight="bold" style:font-size-asian="12pt" style:font-size-complex="12pt"/>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bold"/>
    </style:style>
    <style:style style:name="T17" style:family="text">
      <style:text-properties officeooo:rsid="00229916"/>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702in" svg:y="1.5335in" svg:width="0.2835in" svg:height="0.2846in" draw:z-index="0">
        <draw:image xlink:href="Pictures/10000201000000C7000000C882FAF95FC13D101A.png" xlink:type="simple" xlink:show="embed" xlink:actuate="onLoad"/>
      </draw:frame>
      <text:p text:style-name="P6">Ecosistema UMD, Universal Module Definition, soporta ambos</text:p>
      <text:p text:style-name="P7"><text:span text:style-name="T17">Ender = battle</text:span></text:p>
      <text:p text:style-name="P7"><text:s/><text:span text:style-name="T1">npm duo pip gem</text:span></text:p>
      <text:p text:style-name="P8">bower.png</text:p>
      <text:p text:style-name="P8">component </text:p>
      <text:p text:style-name="P8"><draw:frame draw:style-name="fr2" draw:name="Image2" text:anchor-type="paragraph" svg:x="0.4547in" svg:y="0.0965in" svg:width="0.3547in" svg:height="0.3854in" draw:z-index="1"><draw:image xlink:href="Pictures/100002010000002E000000326CB949FDB5B3D86D.png" xlink:type="simple" xlink:show="embed" xlink:actuate="onLoad"/></draw:frame></text:p>
      <text:p text:style-name="P8">jspm </text:p>
      <text:p text:style-name="P8"/>
      <text:p text:style-name="P6">SEMVER: Software que DEBE declarar API pública, se define desde la versión 1.0.0. Divide en tres partes, x.y.z, major.minor.patch</text:p>
      <text:p text:style-name="P6">Major: cambios no compatibles con la versión anterior, puede incluir minor o patch. Patch y minor DEBEN ser reseteadas a 0 cuando se incrementa major.</text:p>
      <text:p text:style-name="P6">Minor: nueva funcionalidad compatible con versión anterior. DEBE incrementarse si una funcionalidad de la API es depreciada, puede incluir patch y patch debe ser reseteada a 0</text:p>
      <text:p text:style-name="P6">Patch: cuando hay arreglos compatibles con la versión anterior</text:p>
      <text:p text:style-name="P6"/>
      <text:p text:style-name="P5"><text:span text:style-name="T15">Determinista</text:span>: <text:span text:style-name="T15">En ciencias de la computación, un </text:span><text:span text:style-name="T16">algoritmo determinista </text:span><text:span text:style-name="T15">es un </text:span><text:span text:style-name="T16">algoritmo </text:span><text:span text:style-name="T15">que, en términos informales, es completamente predictivo si se conocen sus entradas. Dicho de otra forma, si se conocen las entradas del </text:span><text:span text:style-name="T16">algoritmo </text:span><text:span text:style-name="T15">siempre producirá la misma salida, y la máquina interna pasará por la misma secuencia de estados.</text:span></text:p>
      <text:p text:style-name="P5"><text:span text:style-name="T15"/></text:p>
      <text:p text:style-name="P9"><text:span text:style-name="T11">No determinista: </text:span><text:span text:style-name="T10">En ciencias de la computación, un algoritmo no </text:span><text:span text:style-name="T14">determinista </text:span><text:span text:style-name="T10">es un algoritmo que con la misma entrada ofrece muchos posibles resultado, y por tanto no ofrece una solución única. No se puede saber de antemano cuál será el resultado de la ejecución de un algoritmo no </text:span><text:span text:style-name="T14">determinista</text:span><text:span text:style-name="T10">.</text:span></text:p>
      <text:p text:style-name="P9"><text:span text:style-name="T10"/></text:p>
      <text:p text:style-name="P10"><text:span text:style-name="T10">EMOJIS!!!</text:span></text:p>
      <text:p text:style-name="P10"><text:span text:style-name="T10"/></text:p>
      <text:p text:style-name="P11"><text:span text:style-name="T10">yarn init</text:span></text:p>
      <text:p text:style-name="P11"><text:span text:style-name="T10">name: nombre del proyecto</text:span></text:p>
      <text:p text:style-name="P11"><text:span text:style-name="T10">version: del proyecto</text:span></text:p>
      <text:p text:style-name="P11"><text:span text:style-name="T10">description: de qué trata el proyecto, qué hace</text:span></text:p>
      <text:p text:style-name="P11"><text:span text:style-name="T10">entry point: por defecto toma index.js, puede modificarse</text:span></text:p>
      <text:p text:style-name="P11"><text:span text:style-name="T10">git repository:</text:span></text:p>
      <text:p text:style-name="P11"><text:span text:style-name="T10">author: quién lo hizo</text:span></text:p>
      <text:p text:style-name="P11"><text:span text:style-name="T10">license: MIT por defecto</text:span></text:p>
      <text:p text:style-name="P11"><text:span text:style-name="T10">se guarda todo en un package.json</text:span></text:p>
      <text:p text:style-name="P11"><text:span text:style-name="T10"/></text:p>
      <text:p text:style-name="P3"><text:span text:style-name="T12">resumen charla bower: </text:span></text:p>
      <text:p text:style-name="P2"><text:span text:style-name="Strong_20_Emphasis"><text:span text:style-name="T7"><text:tab/></text:span></text:span><text:span text:style-name="Strong_20_Emphasis"><text:span text:style-name="T6">La comunidad no se beneficia de dos ecosistemas de paquetes: </text:span></text:span><text:span text:style-name="T6">Es molesto mantener ambos</text:span><text:span text:style-name="T5"> bower.json and package.json. </text:span><text:span text:style-name="T6">Ambos json pueden desincronizarse fácilmente. Falta de preferencia de uso de bower crea dependencias muy profundas</text:span></text:p>
      <text:p text:style-name="P2"><text:span text:style-name="T3"><text:tab/>La comunidad puede beneficiarse con dos package managers: (Usando ambas package.json) Promueve la diversidad y la sana competencia. Permite enfocarse en dominios específicos, npm se enfoca en el ecosistema de node y bower en frontend y módulos ES6. Bower puede darle valor añadido a npm por ejemplo con los pluggable resolvers (permite usar resolvers creados por un tercero)</text:span></text:p>
      <text:p text:style-name="P2"><text:span text:style-name="T4"/></text:p>
      <text:p text:style-name="P1"><text:span text:style-name="T7">Flattened: </text:span><text:span text:style-name="T8">Instala todas las dependencias, pero sólo permite una versión por cada paquete, la primera vez que se corra pide elegir una versión específica por cada paquete que dependa de un rango de múltiples versiones. Éstas se agregan al package.json en el campo “resolu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0:34:49.022572721</meta:creation-date>
    <dc:date>2018-03-26T12:24:56.912605752</dc:date>
    <meta:editing-duration>PT36M20S</meta:editing-duration>
    <meta:editing-cycles>5</meta:editing-cycles>
    <meta:generator>LibreOffice/5.1.6.2$Linux_X86_64 LibreOffice_project/10m0$Build-2</meta:generator>
    <meta:document-statistic meta:table-count="0" meta:image-count="2" meta:object-count="0" meta:page-count="1" meta:paragraph-count="26" meta:word-count="377" meta:character-count="2420" meta:non-whitespace-character-count="2063"/>
  </office:meta>
</office:document-meta>
</file>